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style:line-height-at-least="0.2811in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9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letter-spacing="normal" fo:font-style="normal" fo:font-weight="normal" officeooo:rsid="001b1d6b" officeooo:paragraph-rsid="001b1d6b"/>
    </style:style>
    <style:style style:name="P10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11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T1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5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Open Sans" fo:font-size="12pt" fo:letter-spacing="normal" fo:font-style="normal" fo:font-weight="bold" fo:padding="0in" fo:border="none"/>
    </style:style>
    <style:style style:name="T7" style:family="text">
      <style:text-properties fo:font-variant="normal" fo:text-transform="none" fo:color="#000000" style:font-name="Open Sans" fo:font-size="12pt" fo:letter-spacing="normal" fo:font-style="italic" fo:font-weight="normal" fo:padding="0in" fo:border="none"/>
    </style:style>
    <style:style style:name="T8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10" style:family="text">
      <style:text-properties fo:font-variant="normal" fo:text-transform="none" fo:color="#000000" fo:letter-spacing="normal" fo:padding="0.0193in" fo:border="0.06pt solid #cccccc"/>
    </style:style>
    <style:style style:name="T11" style:family="text">
      <style:text-properties fo:font-variant="normal" fo:text-transform="none" style:font-name="Open Sans" fo:font-size="12pt" fo:letter-spacing="normal" fo:font-style="normal" fo:font-weight="normal"/>
    </style:style>
    <style:style style:name="T12" style:family="text">
      <style:text-properties fo:font-variant="normal" fo:text-transform="none" style:font-name="Open Sans" fo:font-size="12pt" fo:letter-spacing="normal" fo:font-style="normal" fo:font-weight="bold" fo:padding="0in" fo:border="none"/>
    </style:style>
    <style:style style:name="T13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4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15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16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17" style:family="text">
      <style:text-properties fo:font-variant="normal" fo:text-transform="none" fo:color="#ff0000" style:font-name="Open Sans" fo:font-size="12pt" fo:letter-spacing="normal" fo:font-style="normal" fo:font-weight="bold" fo:padding="0in" fo:border="none"/>
    </style:style>
    <style:style style:name="T18" style:family="text">
      <style:text-properties fo:font-variant="normal" fo:text-transform="none" fo:color="#ff0000" style:font-name="Open Sans" fo:font-size="12pt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20" style:family="text">
      <style:text-properties fo:font-variant="normal" fo:text-transform="none" fo:color="#ff0000" style:font-name="Consolas" fo:font-size="12pt" fo:letter-spacing="normal" fo:font-style="normal" fo:font-weight="normal" officeooo:rsid="0025f0cf" fo:background-color="#f2f2f2" loext:char-shading-value="0" fo:padding="0.0193in" fo:border="0.06pt solid #cccccc"/>
    </style:style>
    <style:style style:name="T21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22" style:family="text">
      <style:text-properties fo:font-variant="normal" fo:text-transform="none" fo:color="#ff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23" style:family="text">
      <style:text-properties fo:font-weight="bold" fo:padding="0in" fo:border="none"/>
    </style:style>
    <style:style style:name="T24" style:family="text">
      <style:text-properties fo:font-style="italic" fo:padding="0in" fo:border="none"/>
    </style:style>
    <style:style style:name="T25" style:family="text">
      <style:text-properties fo:color="#000000" style:font-name="Consolas" fo:font-size="12pt" fo:background-color="#f2f2f2" loext:char-shading-value="0" fo:padding="0.0193in" fo:border="0.06pt solid #cccccc"/>
    </style:style>
    <style:style style:name="T26" style:family="text">
      <style:text-properties fo:color="#ff0000"/>
    </style:style>
    <style:style style:name="T27" style:family="text">
      <style:text-properties fo:color="#ff0000" fo:font-style="italic" fo:padding="0in" fo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HP 101 (part 12): Bugging Out – Part 1</text:h>
      <text:h text:style-name="P10" text:outline-level="2">Fire-Proofing Your Code</text:h>
      <text:p text:style-name="P3">Even the best developers make mistakes sometimes. That’s why most programming languages<text:line-break/>– including PHP – come with built-in capabilities to catch errors and take remedial<text:line-break/>action. This action can be as simple as displaying an error message, or as complex as<text:line-break/>sending the site administrator an email with a complete stack trace.</text:p>
      <text:p text:style-name="P1"><text:span text:style-name="T5">To make it easier to do this, PHP comes with a full-featured error handling API that can<text:line-break/>be used to trap and resolve errors. In addition to deciding which types of errors a user<text:line-break/>sees, you can also replace the built-in error handling mechanism with your own custom (and<text:line-break/>usually more creative) functions.</text:span><text:span text:style-name="T16"> If you’re using PHP 5, you get a bonus: a spanking-new<text:line-break/>exception model, which lets you wrap your code in Java-like </text:span><text:span text:style-name="Source_20_Text"><text:span text:style-name="T19">try-catch()</text:span></text:span><text:span text:style-name="T16"> blocks<text:line-break/>for more efficient error handling.</text:span></text:p>
      <text:p text:style-name="P3">In this edition of PHP 101, I’m going to discuss all these things, giving you a crash course<text:line-break/>in how to add error-handling to your PHP application. Keep reading – this is pretty cool stuff!</text:p>
      <text:p text:style-name="P4"><text:bookmark text:name="Heading2"/></text:p>
      <text:h text:style-name="P11" text:outline-level="2"><text:soft-page-break/>Rogues Gallery</text:h>
      <text:p text:style-name="P3">Before we get into the nitty-gritty of how to write an error handler, you need to know a<text:line-break/>little theory.</text:p>
      <text:p text:style-name="P3">Normally, when a PHP script encounters an error, it displays a message indicating the cause<text:line-break/>of the error and may also (depending on how serious the error is) terminate script execution.<text:line-break/>Now, while this behaviour is acceptable during the development phase, it cannot continue once a PHP application has been released to actual users. <text:span text:style-name="T26">In “live” situations, it is unprofessional to display cryptic error messages (which are usually incomprehensible to non-technical users); it is more professional to intercept these errors and either resolve them (if resolution is possible), or notify the user with an easily-understood error message (if not).</text:span></text:p>
      <text:p text:style-name="P6">There are three basic types of runtime errors in PHP:</text:p>
      <text:list xml:id="list8779923189526569146" text:style-name="L1">
        <text:list-item>
          <text:p text:style-name="P7"><text:span text:style-name="T23">Notices</text:span>: These are trivial, non-critical errors that PHP encounters while<text:line-break/>executing a script – for example, accessing a variable that has not yet been defined.<text:line-break/>By default, such errors are not displayed to the user at all – although, as you will see,<text:line-break/>you can change this default behaviour.</text:p>
        </text:list-item>
        <text:list-item>
          <text:p text:style-name="P8"><text:span text:style-name="T17">Warnings</text:span><text:span text:style-name="T16">: These are more serious errors – for example, attempting to<text:line-break/></text:span><text:span text:style-name="Source_20_Text"><text:span text:style-name="T19">include()</text:span></text:span><text:span text:style-name="T16"> a file which does not exist. By default, these errors are displayed<text:line-break/>to the user, but they do not result in script termination.</text:span></text:p>
        </text:list-item>
        <text:list-item>
          <text:p text:style-name="P7"><text:span text:style-name="T23">Fatal errors</text:span>: These are critical errors – for example, instantiating an object<text:line-break/>of a non-existent class, or calling a non-existent function. These errors cause the<text:line-break/>immediate termination of the script, and PHP’s default behaviour is to display them to the<text:line-break/><text:soft-page-break/>user when they take place.</text:p>
        </text:list-item>
      </text:list>
      <text:p text:style-name="P3"><text:span text:style-name="T26">It should be noted that a syntax error in a PHP script </text:span>– for example, a missing brace<text:line-break/>or semi-colon –<text:span text:style-name="T26"> is treated as a fatal error and results in script termination. </text:span>That’s<text:line-break/>why, if you forget a semi-colon at the end of one of your PHP statements, PHP will refuse<text:line-break/>to execute your script until you correct the mistake.</text:p>
      <text:p text:style-name="P1"><text:span text:style-name="T5">PHP errors can be generated by the Zend engine, by PHP built-in functions, or by user-defined<text:line-break/>functions. They may occur at startup, at parse-time, at compile-time or at run-time.<text:line-break/>Internally, these variations are represented by</text:span><text:span text:style-name="T16"> twelve different error types</text:span><text:span text:style-name="T5"> (as of PHP 5),<text:line-break/>and you can read about them at<text:line-break/></text:span><text:a xlink:type="simple" xlink:href="http://www.php.net/manual/en/ref.errorfunc.php#errorfunc.constants" office:target-frame-name="_blank" xlink:show="new"><text:span text:style-name="T8">http://www.php.net/manual/en/ref.errorfunc.php</text:span></text:a><text:span text:style-name="T5">. Named constants like<text:line-break/></text:span><text:span text:style-name="Source_20_Text"><text:span text:style-name="T2">E_NOTICE</text:span></text:span><text:span text:style-name="T5"> and </text:span><text:span text:style-name="Source_20_Text"><text:span text:style-name="T2">E_USER_ERROR</text:span></text:span><text:span text:style-name="T5"> provide a convenient way to reference<text:line-break/>the different error types.</text:span></text:p>
      <text:p text:style-name="P1"><text:span text:style-name="T5">A quick tip here: </text:span><text:span text:style-name="T16">most of the time, you’ll be worrying about run-time errors<text:line-break/>(</text:span><text:span text:style-name="Source_20_Text"><text:span text:style-name="T19">E_NOTICE</text:span></text:span><text:span text:style-name="T16">, </text:span><text:span text:style-name="Source_20_Text"><text:span text:style-name="T19">E_WARNING</text:span></text:span><text:span text:style-name="T16"> and </text:span><text:span text:style-name="Source_20_Text"><text:span text:style-name="T19">E_ERROR, 由後面知, </text:span></text:span><text:span text:style-name="Source_20_Text"><text:span text:style-name="T20">它們三個應該分別對應notice, warning和fatal error</text:span></text:span><text:span text:style-name="T16">) and<text:line-break/>user-triggered errors (</text:span><text:span text:style-name="Source_20_Text"><text:span text:style-name="T19">E_USER_NOTICE</text:span></text:span><text:span text:style-name="T16">, </text:span><text:span text:style-name="Source_20_Text"><text:span text:style-name="T19">E_USER_WARNING</text:span></text:span><text:span text:style-name="T16"> and<text:line-break/></text:span><text:span text:style-name="Source_20_Text"><text:span text:style-name="T19">E_USER_ERROR</text:span></text:span><text:span text:style-name="T16">). During the debug phase, you can use the shortcut</text:span></text:p>
      <text:p text:style-name="P1"><text:span text:style-name="Source_20_Text"><text:span text:style-name="T19">E_ALL</text:span></text:span><text:span text:style-name="T16"> type to see all fatal and non-fatal errors generated by your script,</text:span><text:span text:style-name="T5"><text:line-break/></text:span><text:span text:style-name="T16">and in PHP 5 you might also want to use the new </text:span><text:span text:style-name="Source_20_Text"><text:span text:style-name="T19">E_STRICT</text:span></text:span><text:span text:style-name="T16"> error type to view<text:line-break/></text:span><text:soft-page-break/><text:span text:style-name="T16">errors that affect the forward compatibility of your code.</text:span></text:p>
      <text:p text:style-name="P4"><text:bookmark text:name="Heading3"/></text:p>
      <text:h text:style-name="P11" text:outline-level="2">Early Warning</text:h>
      <text:p text:style-name="P3">With the theory out of the way, let’s now apply it to some examples. Consider the<text:line-break/>following code snippet:</text:p>
      <text:p text:style-name="P1"><text:span text:style-name="Source_20_Text"><text:span text:style-name="T1"><text:line-break/>&lt;?php</text:span></text:span></text:p>
      <text:p text:style-name="P2"><text:span text:style-name="Source_20_Text"><text:span text:style-name="T3">// initialize the $string variable</text:span></text:span></text:p>
      <text:p text:style-name="P2"><text:span text:style-name="Source_20_Text"><text:span text:style-name="T3">$string = 'a string';</text:span></text:span></text:p>
      <text:p text:style-name="P2"><text:span text:style-name="Source_20_Text"><text:span text:style-name="T3">// explode() a string<text:line-break/><text:line-break/></text:span></text:span><text:span text:style-name="Source_20_Text"><text:span text:style-name="T21">// this will generate a warning or E_WARNING because the number of arguments to explode() is incorrect<text:line-break/><text:line-break/></text:span></text:span><text:a xlink:type="simple" xlink:href="https://devzone.zend.com/manual/function.explode.php" office:target-frame-name="_blank" xlink:show="new"><text:span text:style-name="Source_20_Text"><text:span text:style-name="T22">explode</text:span></text:span></text:a><text:span text:style-name="Source_20_Text"><text:span text:style-name="T21">($string);</text:span></text:span></text:p>
      <text:p text:style-name="P1"><text:span text:style-name="Source_20_Text"><text:span text:style-name="T1">?&gt;<text:line-break/><text:line-break/></text:span></text:span></text:p>
      <text:p text:style-name="P1"><text:span text:style-name="T5">If you run this script, </text:span><text:span text:style-name="T16">you’ll get a </text:span><text:span text:style-name="T18">non</text:span><text:span text:style-name="T16">-fatal error (</text:span><text:span text:style-name="Source_20_Text"><text:span text:style-name="T19">E_WARNING</text:span></text:span><text:span text:style-name="T16">)</text:span><text:span text:style-name="T5">, which<text:line-break/>means that if you had statements following the call to </text:span><text:span text:style-name="Source_20_Text"><text:span text:style-name="T2">explode()</text:span></text:span><text:span text:style-name="T5">, they<text:line-break/>would still get executed. Try it for yourself and see!</text:span></text:p>
      <text:p text:style-name="P3">To generate a fatal error, you need to put in a bit more work. Take a look at this:</text:p>
      <text:p text:style-name="P1"><text:span text:style-name="Source_20_Text"><text:span text:style-name="T1"><text:line-break/>&lt;?php</text:span></text:span></text:p>
      <text:p text:style-name="P2"><text:span text:style-name="Source_20_Text"><text:span text:style-name="T21">// call a non-existent function<text:line-break/></text:span></text:span><text:soft-page-break/><text:span text:style-name="Source_20_Text"><text:span text:style-name="T21"><text:line-break/>// this will generate a fatal error (E_ERROR)</text:span></text:span></text:p>
      <text:p text:style-name="P2"><text:span text:style-name="Source_20_Text"><text:span text:style-name="T21">callMeJoe();</text:span></text:span></text:p>
      <text:p text:style-name="P1"><text:span text:style-name="Source_20_Text"><text:span text:style-name="T1">?&gt;</text:span></text:span></text:p>
      <text:p text:style-name="P3">Here, the call to a non-existent function trips all of PHP’s alarm wires and <text:span text:style-name="T26">generates a<text:line-break/>fatal error, which immediately stops script execution.</text:span></text:p>
      <text:p text:style-name="P1"><text:span text:style-name="T5">Now, here’s the interesting bit. </text:span><text:span text:style-name="T16">You can control which errors are displayed to the user,<text:line-break/>by using a built-in PHP function called </text:span><text:span text:style-name="Source_20_Text"><text:span text:style-name="T19">error_reporting()</text:span></text:span><text:span text:style-name="T16">. This<text:line-break/>function accepts a named constant, and tells the script to report only errors that<text:line-break/>match that type.</text:span><text:span text:style-name="T5"> To see this in action, consider the following rewrite of one of the<text:line-break/>earlier scripts to “hide” non-fatal errors:</text:span></text:p>
      <text:p text:style-name="P1"><text:span text:style-name="Source_20_Text"><text:span text:style-name="T1"><text:line-break/>&lt;?php</text:span></text:span></text:p>
      <text:p text:style-name="P2"><text:span text:style-name="Source_20_Text"><text:span text:style-name="T21">// report only fatal errors<text:line-break/><text:line-break/></text:span></text:span><text:a xlink:type="simple" xlink:href="https://devzone.zend.com/manual/function.error-reporting.php" office:target-frame-name="_blank" xlink:show="new"><text:span text:style-name="Source_20_Text"><text:span text:style-name="T22">error_reporting</text:span></text:span></text:a><text:span text:style-name="Source_20_Text"><text:span text:style-name="T21">(E_ERROR);</text:span></text:span></text:p>
      <text:p text:style-name="P2"><text:span text:style-name="Source_20_Text"><text:span text:style-name="T3">// initialize the $string variable<text:line-break/><text:line-break/>$string = 'string';</text:span></text:span></text:p>
      <text:p text:style-name="P2"><text:span text:style-name="Source_20_Text"><text:span text:style-name="T3">// attempt to explode() a string<text:line-break/><text:line-break/>// this will not generate a warning because only fatal errors are reported</text:span></text:span></text:p>
      <text:p text:style-name="P2"><text:a xlink:type="simple" xlink:href="https://devzone.zend.com/manual/function.explode.php" office:target-frame-name="_blank" xlink:show="new"><text:span text:style-name="Source_20_Text"><text:span text:style-name="T22">explode</text:span></text:span></text:a><text:span text:style-name="Source_20_Text"><text:span text:style-name="T21">($string);</text:span></text:span></text:p>
      <text:p text:style-name="P1"><text:span text:style-name="Source_20_Text"><text:span text:style-name="T1">?&gt;</text:span></text:span></text:p>
      <text:p text:style-name="P1"><text:soft-page-break/><text:span text:style-name="T5">In this case, when the script executes, </text:span><text:span text:style-name="T16">no warning will be generated </text:span><text:span text:style-name="T5">even though the call<text:line-break/>to </text:span><text:span text:style-name="Source_20_Text"><text:span text:style-name="T2">explode()</text:span></text:span><text:span text:style-name="T5"> contains one less argument than it should.</text:span></text:p>
      <text:p text:style-name="P6">You can use a similar technique to turn off the display of fatal errors:</text:p>
      <text:p text:style-name="P1"><text:span text:style-name="Source_20_Text"><text:span text:style-name="T1"><text:line-break/>&lt;?php</text:span></text:span></text:p>
      <text:p text:style-name="P2"><text:span text:style-name="Source_20_Text"><text:span text:style-name="T21">// report no fatal errors</text:span></text:span><text:span text:style-name="Source_20_Text"><text:span text:style-name="T3"><text:line-break/><text:line-break/></text:span></text:span><text:a xlink:type="simple" xlink:href="https://devzone.zend.com/manual/function.error-reporting.php" office:target-frame-name="_blank" xlink:show="new"><text:span text:style-name="Source_20_Text"><text:span text:style-name="T22">error_reporting</text:span></text:span></text:a><text:span text:style-name="Source_20_Text"><text:span text:style-name="T21">(~E_ERROR);</text:span></text:span></text:p>
      <text:p text:style-name="P2"><text:span text:style-name="Source_20_Text"><text:span text:style-name="T3">// call a non-existent function<text:line-break/><text:line-break/>callMeJoe();</text:span></text:span></text:p>
      <text:p text:style-name="P2"><text:span text:style-name="Source_20_Text"><text:span text:style-name="T3">?&gt;</text:span></text:span></text:p>
      <text:p text:style-name="P1"><text:span text:style-name="Source_20_Text"><text:span text:style-name="T25"/></text:span></text:p>
      <text:p text:style-name="P1"><text:span text:style-name="T5">Keep in mind, though, that just because the error isn’t being reported doesn’t mean it<text:line-break/>isn’t occurring.</text:span><text:span text:style-name="T16"> Although the script above will not display a visible error message, script<text:line-break/>execution will still stop</text:span><text:span text:style-name="T5"> at the point of error and statements subsequent to that point will<text:line-break/>not be executed. </text:span><text:span text:style-name="Source_20_Text"><text:span text:style-name="T19">error_reporting()</text:span></text:span><text:span text:style-name="T16"> gives you control over which errors are<text:line-break/>displayed; it doesn’t prevent the errors themselves.</text:span></text:p>
      <text:p text:style-name="P1"><text:span text:style-name="T5">Note that there are further settings within </text:span><text:span text:style-name="T7">php.ini</text:span><text:span text:style-name="T5"> that should be used on production<text:line-break/></text:span><text:soft-page-break/><text:span text:style-name="T5">sites. </text:span><text:span text:style-name="T16">You can (and should) turn off </text:span><text:span text:style-name="Source_20_Text"><text:span text:style-name="T19">display_errors</text:span></text:span><text:span text:style-name="T16">, stipulate an<text:line-break/></text:span><text:span text:style-name="Source_20_Text"><text:span text:style-name="T19">error_log</text:span></text:span><text:span text:style-name="T16"> file and switch on </text:span><text:span text:style-name="Source_20_Text"><text:span text:style-name="T19">log_errors</text:span></text:span><text:span text:style-name="T16">.</text:span></text:p>
      <text:p text:style-name="P3"><text:span text:style-name="T26">Note also that the approach used above to hide error messages, although extremely simple, is<text:line-break/></text:span><text:span text:style-name="T27">not</text:span><text:span text:style-name="T26"> recommended for general use. </text:span>It is poor programming practice to trap all errors,<text:line-break/>regardless of type, and ignore them; it is far better – and more professional – to anticipate<text:line-break/>the likely errors ahead of time, and write defensive code that watches for them and handles<text:line-break/>them appropriately. This will prevent your users from finding themselves staring at an<text:line-break/>unexplained blank page when something goes wrong.</text:p>
      <text:p text:style-name="P4"><text:bookmark text:name="Heading4"/></text:p>
      <text:h text:style-name="P11" text:outline-level="2">Rolling Your Own</text:h>
      <text:p text:style-name="P3">With this in mind, let’s talk a little bit about changing the way errors are handled.<text:line-break/>Consider a typical PHP error message: it lists the error type, a descriptive message,<text:line-break/>and the name of the script that generated the error. Most of the time, this is more<text:line-break/>than sufficient… but what if your boss is a demanding customer, and insists that<text:line-break/>there must be a “better way”?</text:p>
      <text:p text:style-name="P1"><text:span text:style-name="T5">Well, there is. It’s a little function called</text:span><text:span text:style-name="T16"> </text:span><text:span text:style-name="Source_20_Text"><text:span text:style-name="T19">set_error_handler()</text:span></text:span><text:span text:style-name="T16">, and it<text:line-break/>allows you to divert all PHP errors to a custom function that you’ve defined, instead of sending them to the default handler. This custom function must be capable of accepting a minimum of two mandatory arguments (the error type and </text:span><text:soft-page-break/><text:span text:style-name="T16">corresponding descriptive message) and up to three additional arguments (the file name and line number where the error occurred and a dump of the variable space at the time of error).</text:span></text:p>
      <text:p text:style-name="P3">The following example might make this clearer:</text:p>
      <text:p text:style-name="P1"><text:span text:style-name="Source_20_Text"><text:span text:style-name="T1"><text:line-break/>&lt;?php</text:span></text:span></text:p>
      <text:p text:style-name="P2"><text:span text:style-name="Source_20_Text"><text:span text:style-name="T3">// define a custom error handler<text:line-break/><text:line-break/></text:span></text:span><text:a xlink:type="simple" xlink:href="https://devzone.zend.com/manual/function.set-error-handler.php" office:target-frame-name="_blank" xlink:show="new"><text:span text:style-name="Source_20_Text"><text:span text:style-name="T22">set_error_handler</text:span></text:span></text:a><text:span text:style-name="Source_20_Text"><text:span text:style-name="T21">('oops');</text:span></text:span></text:p>
      <text:p text:style-name="P2"><text:span text:style-name="Source_20_Text"><text:span text:style-name="T3">// initialize the $string variable<text:line-break/><text:line-break/></text:span></text:span><text:span text:style-name="Source_20_Text"><text:span text:style-name="T21">$string = 'a string';</text:span></text:span></text:p>
      <text:p text:style-name="P2"><text:span text:style-name="Source_20_Text"><text:span text:style-name="T3">// explode() a string<text:line-break/><text:line-break/>// this will generate a warning because the number of arguments to explode() is incorrect<text:line-break/><text:line-break/>// the error will be caught by the custom error handler<text:line-break/><text:line-break/></text:span></text:span><text:a xlink:type="simple" xlink:href="https://devzone.zend.com/manual/function.explode.php" office:target-frame-name="_blank" xlink:show="new"><text:span text:style-name="Source_20_Text"><text:span text:style-name="T22">explode</text:span></text:span></text:a><text:span text:style-name="Source_20_Text"><text:span text:style-name="T21">($string);</text:span></text:span></text:p>
      <text:p text:style-name="P2"><text:span text:style-name="Source_20_Text"><text:span text:style-name="T3">// custom error handler<text:line-break/><text:line-break/></text:span></text:span><text:span text:style-name="Source_20_Text"><text:span text:style-name="T21">function oops($type, $msg, $file, $line, $context) {</text:span></text:span></text:p>
      <text:p text:style-name="P2"><text:span text:style-name="Source_20_Text"><text:span text:style-name="T10">    </text:span></text:span><text:span text:style-name="Source_20_Text"><text:span text:style-name="T4">echo </text:span></text:span><text:span text:style-name="Source_20_Text"><text:span text:style-name="T3">"&lt;h1&gt;Error!&lt;/h1&gt;";<text:line-break/><text:line-break/>    echo "An error occurred while executing this script. Please contact the &lt;a </text:span></text:span><text:soft-page-break/><text:span text:style-name="Source_20_Text"><text:span text:style-name="T3">href=mailto:webmaster@somedomain.com&gt;webmaster&lt;/a&gt; to report this error.";<text:line-break/><text:line-break/>    echo "&lt;p /&gt;";</text:span></text:span></text:p>
      <text:p text:style-name="P2"><text:span text:style-name="Source_20_Text"><text:span text:style-name="T10">    </text:span></text:span><text:span text:style-name="Source_20_Text"><text:span text:style-name="T4">echo </text:span></text:span><text:span text:style-name="Source_20_Text"><text:span text:style-name="T3">"Here is the information provided by the script:";<text:line-break/><text:line-break/>    echo "&lt;hr&gt;&lt;pre&gt;";<text:line-break/><text:line-break/>    echo "Error code: $type&lt;br /&gt;";<text:line-break/><text:line-break/>    echo "Error message: $msg&lt;br /&gt;";</text:span></text:span></text:p>
      <text:p text:style-name="P2"><text:span text:style-name="Source_20_Text"><text:span text:style-name="T10">    </text:span></text:span><text:span text:style-name="Source_20_Text"><text:span text:style-name="T4">echo </text:span></text:span><text:span text:style-name="Source_20_Text"><text:span text:style-name="T3">"Script name and line number of error: $file:$line&lt;br /&gt;";<text:line-break/><text:line-break/>    $variable_state = </text:span></text:span><text:a xlink:type="simple" xlink:href="https://devzone.zend.com/manual/function.array-pop.php" office:target-frame-name="_blank" xlink:show="new"><text:span text:style-name="Source_20_Text"><text:span text:style-name="T9">array_pop</text:span></text:span></text:a><text:span text:style-name="Source_20_Text"><text:span text:style-name="T3">($context);<text:line-break/><text:line-break/>    echo "Variable state when error occurred: ";<text:line-break/><text:line-break/>    </text:span></text:span><text:a xlink:type="simple" xlink:href="https://devzone.zend.com/manual/function.print-r.php" office:target-frame-name="_blank" xlink:show="new"><text:span text:style-name="Source_20_Text"><text:span text:style-name="T9">print_r</text:span></text:span></text:a><text:span text:style-name="Source_20_Text"><text:span text:style-name="T3">($variable_state);</text:span></text:span></text:p>
      <text:p text:style-name="P2"><text:span text:style-name="Source_20_Text"><text:span text:style-name="T10">    </text:span></text:span><text:span text:style-name="Source_20_Text"><text:span text:style-name="T4">echo </text:span></text:span><text:span text:style-name="Source_20_Text"><text:span text:style-name="T3">"&lt;/pre&gt;&lt;hr&gt;";<text:line-break/><text:line-break/>}</text:span></text:span></text:p>
      <text:p text:style-name="P1"><text:span text:style-name="Source_20_Text"><text:span text:style-name="T1">?&gt;</text:span></text:span></text:p>
      <text:p text:style-name="P1"><text:span text:style-name="T16">The </text:span><text:span text:style-name="Source_20_Text"><text:span text:style-name="T19">set_error_handler()</text:span></text:span><text:span text:style-name="T16"> function tells the script that all errors are to<text:line-break/>be routed to my user-defined </text:span><text:span text:style-name="Source_20_Text"><text:span text:style-name="T19">oops()</text:span></text:span><text:span text:style-name="T16"> function. This function is set up to<text:line-break/>accept five arguments: error type, message, file name, line number, and an array<text:line-break/>containing a lot of information about the context that the error occurred</text:span><text:span text:style-name="T5"> in (including<text:line-break/></text:span><text:soft-page-break/><text:span text:style-name="T5">server and platform, as well as script information). The final element of the context<text:line-break/>array contains the current value of the guilty variable. </text:span><text:span text:style-name="T16">These arguments are then used<text:line-break/>to create an error page that is friendlier and more informative than PHP’s standard<text:line-break/>one-line error message.</text:span></text:p>
      <text:p text:style-name="P3">You can use this custom error handler to alter the error message the user sees, on the<text:line-break/>basis of the error type. Take a look at the next example, which demonstrates this technique:</text:p>
      <text:p text:style-name="P1"><text:span text:style-name="Source_20_Text"><text:span text:style-name="T1"><text:line-break/>&lt;?php</text:span></text:span></text:p>
      <text:p text:style-name="P2"><text:span text:style-name="Source_20_Text"><text:span text:style-name="T3">// define a custom error handler<text:line-break/><text:line-break/></text:span></text:span><text:a xlink:type="simple" xlink:href="https://devzone.zend.com/manual/function.set-error-handler.php" office:target-frame-name="_blank" xlink:show="new"><text:span text:style-name="Source_20_Text"><text:span text:style-name="T9">set_error_handler</text:span></text:span></text:a><text:span text:style-name="Source_20_Text"><text:span text:style-name="T3">('oops');</text:span></text:span></text:p>
      <text:p text:style-name="P2"><text:span text:style-name="Source_20_Text"><text:span text:style-name="T3">// initialize $string variable<text:line-break/><text:line-break/>$string = 'a string';</text:span></text:span></text:p>
      <text:p text:style-name="P2"><text:span text:style-name="Source_20_Text"><text:span text:style-name="T3">// this will generate a warning<text:line-break/><text:line-break/></text:span></text:span><text:a xlink:type="simple" xlink:href="https://devzone.zend.com/manual/function.explode.php" office:target-frame-name="_blank" xlink:show="new"><text:span text:style-name="Source_20_Text"><text:span text:style-name="T9">explode</text:span></text:span></text:a><text:span text:style-name="Source_20_Text"><text:span text:style-name="T3">($string);</text:span></text:span></text:p>
      <text:p text:style-name="P2"><text:span text:style-name="Source_20_Text"><text:span text:style-name="T3">// custom error handler<text:line-break/><text:line-break/>function oops($type, $msg, $file, $line, $context) {</text:span></text:span></text:p>
      <text:p text:style-name="P2"><text:span text:style-name="Source_20_Text"><text:span text:style-name="T10">    </text:span></text:span><text:span text:style-name="Source_20_Text"><text:span text:style-name="T4">switch (</text:span></text:span><text:span text:style-name="Source_20_Text"><text:span text:style-name="T3">$type) {<text:line-break/><text:line-break/></text:span></text:span><text:soft-page-break/><text:span text:style-name="Source_20_Text"><text:span text:style-name="T3">        // notices<text:line-break/><text:line-break/>        case E_NOTICE:<text:line-break/><text:line-break/>            // do nothing<text:line-break/><text:line-break/>            break;<text:line-break/><text:line-break/>        <text:line-break/><text:line-break/>        // warnings<text:line-break/><text:line-break/>        case E_WARNING:<text:line-break/><text:line-break/>            // report error<text:line-break/><text:line-break/>            print "Non-fatal error on line $line of $file: $msg &lt;br /&gt;";</text:span></text:span></text:p>
      <text:p text:style-name="P2"><text:span text:style-name="Source_20_Text"><text:span text:style-name="T10">            </text:span></text:span><text:span text:style-name="Source_20_Text"><text:span text:style-name="T4">break;</text:span></text:span></text:p>
      <text:p text:style-name="P2"><text:span text:style-name="Source_20_Text"><text:span text:style-name="T10">        </text:span></text:span><text:span text:style-name="Source_20_Text"><text:span text:style-name="T3">// other<text:line-break/><text:line-break/>        default:<text:line-break/><text:line-break/>            print "Error of type $type on line $line of $file: $msg &lt;br /&gt;";<text:line-break/><text:line-break/>            break;<text:line-break/><text:line-break/>    }<text:line-break/></text:span></text:span><text:soft-page-break/><text:span text:style-name="Source_20_Text"><text:span text:style-name="T3"><text:line-break/>}</text:span></text:span></text:p>
      <text:p text:style-name="P1"><text:span text:style-name="Source_20_Text"><text:span text:style-name="T1">?&gt;</text:span></text:span></text:p>
      <text:p text:style-name="P1"><text:span text:style-name="T16">Note that certain error types can’t be handled in this way. For example, a fatal<text:line-break/></text:span><text:span text:style-name="Source_20_Text"><text:span text:style-name="T19">E_ERROR</text:span></text:span><text:span text:style-name="T16"> will prevent the PHP script from continuing, therefore it can<text:line-break/>never reach a user-created error-handling mechanism.</text:span><text:span text:style-name="T5"> See </text:span><text:a xlink:type="simple" xlink:href="http://www.php.net/set-error-handler" office:target-frame-name="_blank" xlink:show="new"><text:span text:style-name="T8">http://www.php.net/set-error-handler</text:span></text:a><text:span text:style-name="T5"> for more information on this.</text:span>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1T23:54:05.138664014</dc:date>
    <meta:editing-duration>PT30M</meta:editing-duration>
    <meta:editing-cycles>14</meta:editing-cycles>
    <meta:document-statistic meta:table-count="0" meta:image-count="0" meta:object-count="0" meta:page-count="12" meta:paragraph-count="73" meta:word-count="1660" meta:character-count="10382" meta:non-whitespace-character-count="8554"/>
  </office:meta>
</office:document-meta>
</file>